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A000000C3016812358E6D12E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773cm" fo:margin-left="4.845cm" table:align="left" style:writing-mode="lr-tb"/>
    </style:style>
    <style:style style:name="Tabla1.A" style:family="table-column">
      <style:table-column-properties style:column-width="7.678cm"/>
    </style:style>
    <style:style style:name="Tabla1.B" style:family="table-column">
      <style:table-column-properties style:column-width="2.554cm"/>
    </style:style>
    <style:style style:name="Tabla1.C" style:family="table-column">
      <style:table-column-properties style:column-width="4.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05cm" fo:keep-together="always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6" style:family="table-row">
      <style:table-row-properties style:min-row-height="1.055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24.377cm" fo:margin-left="0.034cm" table:align="left" style:writing-mode="lr-tb"/>
    </style:style>
    <style:style style:name="Tabla2.A" style:family="table-column">
      <style:table-column-properties style:column-width="2.884cm"/>
    </style:style>
    <style:style style:name="Tabla2.B" style:family="table-column">
      <style:table-column-properties style:column-width="21.493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1.402cm" fo:keep-together="always"/>
    </style:style>
    <style:style style:name="Tabla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3" style:family="table-row">
      <style:table-row-properties style:min-row-height="4.392cm" fo:keep-together="always"/>
    </style:style>
    <style:style style:name="Tabla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4" style:family="table-row">
      <style:table-row-properties style:min-row-height="2.852cm" fo:keep-together="always"/>
    </style:style>
    <style:style style:name="Tabla2.A4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21.183cm" fo:margin-left="0cm" table:align="left" style:writing-mode="lr-tb"/>
    </style:style>
    <style:style style:name="Tabla3.A" style:family="table-column">
      <style:table-column-properties style:column-width="3.519cm"/>
    </style:style>
    <style:style style:name="Tabla3.B" style:family="table-column">
      <style:table-column-properties style:column-width="11.774cm"/>
    </style:style>
    <style:style style:name="Tabla3.C" style:family="table-column">
      <style:table-column-properties style:column-width="5.89cm"/>
    </style:style>
    <style:style style:name="Tabla3.1" style:family="table-row">
      <style:table-row-properties style:min-row-height="4.524cm"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1.589cm" table:align="left" style:writing-mode="lr-tb"/>
    </style:style>
    <style:style style:name="Tabla4.A" style:family="table-column">
      <style:table-column-properties style:column-width="7.488cm"/>
    </style:style>
    <style:style style:name="Tabla4.B" style:family="table-column">
      <style:table-column-properties style:column-width="2.117cm"/>
    </style:style>
    <style:style style:name="Tabla4.C" style:family="table-column">
      <style:table-column-properties style:column-width="1.984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.4" style:family="table-row">
      <style:table-row-properties fo:keep-together="auto"/>
    </style:style>
    <style:style style:name="Tabla5" style:family="table">
      <style:table-properties style:width="11.589cm" table:align="left" style:writing-mode="lr-tb"/>
    </style:style>
    <style:style style:name="Tabla5.A" style:family="table-column">
      <style:table-column-properties style:column-width="7.488cm"/>
    </style:style>
    <style:style style:name="Tabla5.B" style:family="table-column">
      <style:table-column-properties style:column-width="2.117cm"/>
    </style:style>
    <style:style style:name="Tabla5.C" style:family="table-column">
      <style:table-column-properties style:column-width="1.984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5.B1" style:family="table-cell">
      <style:table-cell-properties style:vertical-align="top" fo:padding="0.097cm" fo:border="0.1pt solid #000000" style:writing-mode="lr-tb"/>
    </style:style>
    <style:style style:name="Tabla5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.4" style:family="table-row">
      <style:table-row-properties fo:keep-together="auto"/>
    </style:style>
    <style:style style:name="Tabla7" style:family="table">
      <style:table-properties style:width="21.183cm" fo:margin-left="0cm" table:align="left" style:writing-mode="lr-tb"/>
    </style:style>
    <style:style style:name="Tabla7.A" style:family="table-column">
      <style:table-column-properties style:column-width="7.541cm"/>
    </style:style>
    <style:style style:name="Tabla7.B" style:family="table-column">
      <style:table-column-properties style:column-width="1.217cm"/>
    </style:style>
    <style:style style:name="Tabla7.C" style:family="table-column">
      <style:table-column-properties style:column-width="1.496cm"/>
    </style:style>
    <style:style style:name="Tabla7.D" style:family="table-column">
      <style:table-column-properties style:column-width="6.177cm"/>
    </style:style>
    <style:style style:name="Tabla7.E" style:family="table-column">
      <style:table-column-properties style:column-width="4.75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E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3" style:family="table-row">
      <style:table-row-properties style:min-row-height="1.954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fo:font-weight="normal" officeooo:rsid="000b334d" officeooo:paragraph-rsid="000b334d" style:font-size-asian="10pt" style:font-weight-asian="normal" style:font-name-complex="Ari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officeooo:rsid="000b334d" style:font-size-asian="10pt" style:font-name-complex="Arial" text:display="true"/>
    </style:style>
    <style:style style:name="P13" style:family="paragraph" style:parent-style-name="Standard">
      <style:paragraph-properties style:snap-to-layout-grid="false"/>
      <style:text-properties style:font-name="Liberation Sans" fo:font-size="10pt" fo:font-weight="normal" officeooo:rsid="00142cef" officeooo:paragraph-rsid="00142cef" style:font-size-asian="8.75pt" style:font-weight-asian="normal" style:font-name-complex="Arial" style:font-size-complex="10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6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Liberation Sans" fo:font-size="10pt" fo:language="es" fo:country="ES" officeooo:rsid="000b334d" officeooo:paragraph-rsid="000b334d" style:font-size-asian="10pt" style:font-name-complex="Arial"/>
    </style:style>
    <style:style style:name="P17" style:family="paragraph" style:parent-style-name="Subtitle">
      <style:text-properties style:font-name="Arial" style:font-name-complex="Arial"/>
    </style:style>
    <style:style style:name="P18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</style:style>
    <style:style style:name="P19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0b334d"/>
    </style:style>
    <style:style style:name="P21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179461"/>
    </style:style>
    <style:style style:name="P22" style:family="paragraph" style:parent-style-name="table_20_heading">
      <style:paragraph-properties fo:margin-top="0cm" fo:margin-bottom="0cm" loext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text-properties style:font-name="Arial" style:font-name-complex="Arial"/>
    </style:style>
    <style:style style:name="P24" style:family="paragraph" style:parent-style-name="Table_20_Contents">
      <style:text-properties style:font-name="Arial" style:font-name-complex="Arial" text:display="true"/>
    </style:style>
    <style:style style:name="P25" style:family="paragraph" style:parent-style-name="Table_20_Contents">
      <style:text-properties style:font-name="Arial" officeooo:rsid="000b334d" officeooo:paragraph-rsid="000b334d" style:font-name-complex="Arial" text:display="true"/>
    </style:style>
    <style:style style:name="P26" style:family="paragraph" style:parent-style-name="Table_20_Contents">
      <style:paragraph-properties style:snap-to-layout-grid="false"/>
      <style:text-properties style:font-name="Arial" style:font-name-complex="Arial"/>
    </style:style>
    <style:style style:name="P27" style:family="paragraph" style:parent-style-name="Table_20_Contents">
      <style:paragraph-properties style:snap-to-layout-grid="false"/>
      <style:text-properties style:font-name="Arial" officeooo:rsid="000b334d" officeooo:paragraph-rsid="000b334d" style:font-name-complex="Arial"/>
    </style:style>
    <style:style style:name="P28" style:family="paragraph" style:parent-style-name="Table_20_Contents">
      <style:text-properties style:font-name="Arial" fo:font-size="10pt" officeooo:rsid="00119b54" officeooo:paragraph-rsid="00119b54" style:font-size-asian="10pt" style:font-name-complex="Arial" style:font-size-complex="10pt" text:display="true"/>
    </style:style>
    <style:style style:name="P29" style:family="paragraph" style:parent-style-name="Table_20_Contents">
      <style:text-properties style:font-name="Arial" fo:font-size="10pt" officeooo:rsid="00119b54" officeooo:paragraph-rsid="001cb7f6" style:font-size-asian="10pt" style:font-name-complex="Arial" style:font-size-complex="10pt" text:display="true"/>
    </style:style>
    <style:style style:name="P30" style:family="paragraph" style:parent-style-name="Table_20_Contents">
      <style:text-properties style:font-name="Arial" fo:font-size="10pt" officeooo:rsid="0012906e" officeooo:paragraph-rsid="0012906e" style:font-size-asian="10pt" style:font-name-complex="Arial" style:font-size-complex="10pt"/>
    </style:style>
    <style:style style:name="P31" style:family="paragraph" style:parent-style-name="Table_20_Contents">
      <style:text-properties style:font-name="Arial" fo:font-size="10pt" fo:font-weight="bold" officeooo:rsid="0015f5d7" officeooo:paragraph-rsid="0015f5d7" style:font-size-asian="10pt" style:font-weight-asian="bold" style:font-name-complex="Arial" style:font-size-complex="10pt" style:font-weight-complex="bold" text:display="true"/>
    </style:style>
    <style:style style:name="P32" style:family="paragraph" style:parent-style-name="Table_20_Contents">
      <style:text-properties style:font-name="Arial" style:font-name-asian="Arial" style:font-name-complex="Arial"/>
    </style:style>
    <style:style style:name="P33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 text:display="true"/>
    </style:style>
    <style:style style:name="P34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 text:display="true"/>
    </style:style>
    <style:style style:name="P35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6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7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8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9" style:family="paragraph" style:parent-style-name="Table_20_Contents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 style:vertical-align="bottom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Table_20_Contents">
      <style:text-properties style:font-name="Liberation Sans" fo:font-size="10pt" fo:font-weight="bold" officeooo:rsid="0015f5d7" officeooo:paragraph-rsid="0015f5d7" style:font-size-asian="10pt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style:snap-to-layout-grid="false"/>
      <style:text-properties style:font-name="Liberation Sans" fo:font-size="10pt" fo:font-style="italic" officeooo:rsid="0015f5d7" officeooo:paragraph-rsid="0015f5d7" style:font-size-asian="10pt" style:font-style-asian="italic" style:font-name-complex="Arial" style:font-size-complex="10pt" style:font-style-complex="italic"/>
    </style:style>
    <style:style style:name="P44" style:family="paragraph" style:parent-style-name="Table_20_Contents">
      <style:text-properties fo:font-size="10pt" style:font-size-asian="10pt" style:font-size-complex="10pt"/>
    </style:style>
    <style:style style:name="P45" style:family="paragraph" style:parent-style-name="form_20_text_20_-_20_small">
      <style:paragraph-properties fo:margin-top="0.212cm" fo:margin-bottom="0cm" loext:contextual-spacing="false" fo:text-align="center" style:justify-single-word="false" style:snap-to-layout-grid="false"/>
      <style:text-properties style:font-name="Liberation Sans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P46" style:family="paragraph" style:parent-style-name="Table_20_Contents">
      <style:text-properties style:font-name="Arial" fo:font-size="10pt" officeooo:rsid="00137e78" officeooo:paragraph-rsid="001f9fa6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4" style:family="text">
      <style:text-properties style:font-name="Arial" fo:font-size="14pt" fo:font-weight="normal" officeooo:rsid="00179461" style:font-size-asian="14pt" style:font-weight-asian="normal" style:font-name-complex="Arial" style:font-size-complex="14pt" style:font-weight-complex="norm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fo:font-size="8pt" style:font-size-asian="8pt" style:font-name-complex="Arial" style:font-size-complex="8pt"/>
    </style:style>
    <style:style style:name="T8" style:family="text">
      <style:text-properties text:display="true"/>
    </style:style>
    <style:style style:name="T9" style:family="text">
      <style:text-properties style:font-name="Liberation Sans" fo:font-weight="bold" style:font-weight-asian="bold" style:font-name-complex="Arial" style:font-weight-complex="bold"/>
    </style:style>
    <style:style style:name="T10" style:family="text">
      <style:text-properties style:font-name="Liberation Sans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11" style:family="text">
      <style:text-properties style:font-name="Liberation Sans" fo:font-size="14pt" fo:font-weight="normal" officeooo:rsid="0015f5d7" style:font-size-asian="14pt" style:font-weight-asian="normal" style:font-name-complex="Arial" style:font-size-complex="14pt" style:font-weight-complex="normal"/>
    </style:style>
    <style:style style:name="T12" style:family="text">
      <style:text-properties officeooo:rsid="000e7073"/>
    </style:style>
    <style:style style:name="T13" style:family="text">
      <style:text-properties officeooo:rsid="0012906e"/>
    </style:style>
    <style:style style:name="T14" style:family="text">
      <style:text-properties fo:font-style="italic" officeooo:rsid="0012906e" style:font-style-asian="italic" style:font-style-complex="italic"/>
    </style:style>
    <style:style style:name="T15" style:family="text">
      <style:text-properties fo:font-style="italic" officeooo:rsid="00183664" style:font-style-asian="italic" style:font-style-complex="italic"/>
    </style:style>
    <style:style style:name="T16" style:family="text">
      <style:text-properties fo:font-style="italic" officeooo:rsid="0012906e" style:font-style-asian="italic" style:font-style-complex="italic" text:display="true"/>
    </style:style>
    <style:style style:name="T17" style:family="text">
      <style:text-properties fo:font-style="italic" officeooo:rsid="00183664" style:font-style-asian="italic" style:font-style-complex="italic" text:display="true"/>
    </style:style>
    <style:style style:name="T18" style:family="text">
      <style:text-properties fo:font-style="italic" officeooo:rsid="001f9fa6" style:font-style-asian="italic" style:font-style-complex="italic" text:display="true"/>
    </style:style>
    <style:style style:name="T19" style:family="text">
      <style:text-properties fo:font-style="italic" officeooo:rsid="001cb7f6" style:font-style-asian="italic" style:font-style-complex="italic"/>
    </style:style>
    <style:style style:name="T20" style:family="text">
      <style:text-properties officeooo:rsid="00137e78"/>
    </style:style>
    <style:style style:name="T21" style:family="text">
      <style:text-properties officeooo:rsid="0015f5d7"/>
    </style:style>
    <style:style style:name="T22" style:family="text">
      <style:text-properties officeooo:rsid="00183664"/>
    </style:style>
    <style:style style:name="T23" style:family="text">
      <style:text-properties officeooo:rsid="0019c922"/>
    </style:style>
    <style:style style:name="T24" style:family="text">
      <style:text-properties officeooo:rsid="001aa9ce"/>
    </style:style>
    <style:style style:name="T25" style:family="text">
      <style:text-properties officeooo:rsid="001aaa3b"/>
    </style:style>
    <style:style style:name="T26" style:family="text">
      <style:text-properties officeooo:rsid="001dbe32"/>
    </style:style>
    <style:style style:name="T27" style:family="text">
      <style:text-properties officeooo:rsid="001ef57c"/>
    </style:style>
    <style:style style:name="T28" style:family="text">
      <style:text-properties officeooo:rsid="0020803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7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REALIZ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2" office:value-type="string">
            <text:p text:style-name="P12">Sebastián Berra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4" office:value-type="string">
            <text:p text:style-name="P12">Lucila Romero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6">
          <table:table-cell table:style-name="Tabla1.A6" office:value-type="string">
            <text:p text:style-name="P11">Ricardo Vanoni</text:p>
          </table:table-cell>
          <table:table-cell table:style-name="Tabla1.B6" office:value-type="string">
            <text:p text:style-name="P10"><text:span text:style-name="Ref._20_de_20_comentario"><text:span text:style-name="T8"/></text:span></text:p>
          </table:table-cell>
          <table:table-cell table:style-name="Tabla1.C6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APROB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8" office:value-type="string">
            <text:p text:style-name="P7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</table:table-row>
      </table:table>
      <text:h text:style-name="Heading_20_1" text:outline-level="1"/>
      <text:h text:style-name="Heading_20_1" text:outline-level="1"/>
      <text:p text:style-name="P20"><text:span text:style-name="T2">Nombre del Proyecto</text:span><text:span text:style-name="T5">:</text:span><text:span text:style-name="T2"> </text:span><text:span text:style-name="T3">Plataforma Web para centralización de camas críticas de internación en hospitales de la Provincia de Santa Fe</text:span></text:p>
      <text:p text:style-name="P21"><text:span text:style-name="T2">Periodo del Informe</text:span><text:span text:style-name="T5">:</text:span><text:span text:style-name="T2"> </text:span><text:span text:style-name="T4">15/05/2017</text:span><text:span text:style-name="T3"> al </text:span><text:span text:style-name="T4">14/06/2017</text:span></text:p>
      <text:p text:style-name="P18"><text:span text:style-name="T2">Alcance</text:span><text:span text:style-name="T5">: <text:s/></text:span><text:span text:style-name="T10">Etapas </text:span><text:span text:style-name="T11">3</text:span><text:span text:style-name="T10"> y </text:span><text:span text:style-name="T11">4</text:span></text:p>
      <text:p text:style-name="P1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45">Estado del Proyecto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2">Cronograma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39">Etapa <text:span text:style-name="T21">3</text:span>:</text:p>
                  <text:p text:style-name="P39"/>
                  <text:p text:style-name="P31">Análisis de los sistemas en producción y de la gestión de camas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column table:style-name="Tabla4.C"/>
                    <table:table-row table:style-name="Tabla4.1">
                      <table:table-cell table:style-name="Tabla4.A1" table:number-rows-spanned="2" office:value-type="string">
                        <text:p text:style-name="P41">Actividad</text:p>
                      </table:table-cell>
                      <table:table-cell table:style-name="Tabla4.B1" table:number-columns-spanned="2" office:value-type="string">
                        <text:p text:style-name="P40">Fecha realización</text:p>
                      </table:table-cell>
                      <table:covered-table-cell/>
                    </table:table-row>
                    <table:table-row table:style-name="Tabla4.1">
                      <table:covered-table-cell/>
                      <table:table-cell table:style-name="Tabla4.B2" office:value-type="string">
                        <text:p text:style-name="P39">Estimada</text:p>
                      </table:table-cell>
                      <table:table-cell table:style-name="Tabla4.C2" office:value-type="string">
                        <text:p text:style-name="P39">Real</text:p>
                      </table:table-cell>
                    </table:table-row>
                    <table:table-row table:style-name="Tabla4.1">
                      <table:table-cell table:style-name="Tabla4.B2" office:value-type="string">
                        <text:p text:style-name="P35">Análisis de los sistemas en producción de la Sectorial de Informática</text:p>
                      </table:table-cell>
                      <table:table-cell table:style-name="Tabla4.B2" office:value-type="string">
                        <text:p text:style-name="P37">24/05/<text:span text:style-name="T24">20</text:span>17</text:p>
                      </table:table-cell>
                      <table:table-cell table:style-name="Tabla4.C2" office:value-type="string">
                        <text:p text:style-name="P38">24/05/<text:span text:style-name="T24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3">Relevamiento de las funcionalidades de los sistemas de la Sectorial de Informática</text:p>
                      </table:table-cell>
                      <table:table-cell table:style-name="Tabla4.B2" office:value-type="string">
                        <text:p text:style-name="P33">29/05/<text:span text:style-name="T24">20</text:span>17</text:p>
                      </table:table-cell>
                      <table:table-cell table:style-name="Tabla4.C2" office:value-type="string">
                        <text:p text:style-name="P34">29/05/<text:span text:style-name="T24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5">Análisis de los sistemas clientes de la gestión de camas</text:p>
                      </table:table-cell>
                      <table:table-cell table:style-name="Tabla4.B2" office:value-type="string">
                        <text:p text:style-name="P35">02/06/<text:span text:style-name="T24">20</text:span>17</text:p>
                      </table:table-cell>
                      <table:table-cell table:style-name="Tabla4.C2" office:value-type="string">
                        <text:p text:style-name="P36">02/06/<text:span text:style-name="T24">20</text:span>17</text:p>
                      </table:table-cell>
                    </table:table-row>
                  </table:table>
                  <text:p text:style-name="P44"/>
                </table:table-cell>
                <table:table-cell table:style-name="Tabla3.C1" office:value-type="string">
                  <text:p text:style-name="P44"><text:span text:style-name="T6"><text:s/></text:span><text:span text:style-name="T9">Resultados obtenidos</text:span></text:p>
                  <text:p text:style-name="P28"/>
                  <text:p text:style-name="P29"><text:span text:style-name="T22">El relevamiento general de las funciones, tareas y objetivos que manejan los sistemas de gestión de camas y los lugares donde los utilizan. Además, se relevaron los lenguajes de programación y motor de bases de datos. </text:span>Los <text:span text:style-name="T20">detalles del trabajo realizado</text:span> se <text:span text:style-name="T25">encuentran</text:span> en <text:span text:style-name="T26">los</text:span> documento<text:span text:style-name="T26">s</text:span> <text:span text:style-name="T13">anexos </text:span><text:span text:style-name="T14">informe_avance</text:span><text:span text:style-name="T15">2</text:span><text:span text:style-name="T14">v</text:span><text:span text:style-name="T15">2</text:span><text:span text:style-name="T14">.pdf </text:span><text:span text:style-name="T19">y analisis_sistemas_produccion_v1.pdf</text:span></text:p>
                </table:table-cell>
              </table:table-row>
              <table:table-row table:style-name="Tabla3.2">
                <table:table-cell table:style-name="Tabla3.A2" office:value-type="string">
                  <text:p text:style-name="P39">Etap<text:span text:style-name="T12">a 4</text:span>:</text:p>
                  <text:p text:style-name="P39"/>
                  <text:p text:style-name="P42">Definición de la estructura de datos</text:p>
                </table:table-cell>
                <table:table-cell table:style-name="Tabla3.A2" office:value-type="string">
                  <table:table table:name="Tabla5" table:style-name="Tabla5">
                    <table:table-column table:style-name="Tabla5.A"/>
                    <table:table-column table:style-name="Tabla5.B"/>
                    <table:table-column table:style-name="Tabla5.C"/>
                    <table:table-row table:style-name="Tabla5.1">
                      <table:table-cell table:style-name="Tabla5.A1" table:number-rows-spanned="2" office:value-type="string">
                        <text:p text:style-name="P40">Actividad</text:p>
                      </table:table-cell>
                      <table:table-cell table:style-name="Tabla5.B1" table:number-columns-spanned="2" office:value-type="string">
                        <text:p text:style-name="P40">Fecha realización</text:p>
                      </table:table-cell>
                      <table:covered-table-cell/>
                    </table:table-row>
                    <table:table-row table:style-name="Tabla5.1">
                      <table:covered-table-cell/>
                      <table:table-cell table:style-name="Tabla5.B2" office:value-type="string">
                        <text:p text:style-name="P39">Estimada</text:p>
                      </table:table-cell>
                      <table:table-cell table:style-name="Tabla5.C2" office:value-type="string">
                        <text:p text:style-name="P39">Real</text:p>
                      </table:table-cell>
                    </table:table-row>
                    <table:table-row table:style-name="Tabla5.1">
                      <table:table-cell table:style-name="Tabla5.B2" office:value-type="string">
                        <text:p text:style-name="P35">Definir la estructura de datos</text:p>
                      </table:table-cell>
                      <table:table-cell table:style-name="Tabla5.B2" office:value-type="string">
                        <text:p text:style-name="P37">06/06/<text:span text:style-name="T24">20</text:span>17</text:p>
                      </table:table-cell>
                      <table:table-cell table:style-name="Tabla5.C2" office:value-type="string">
                        <text:p text:style-name="P38">06/06/<text:span text:style-name="T24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35">Generar los scripts de creación e inicialización de datos</text:p>
                      </table:table-cell>
                      <table:table-cell table:style-name="Tabla5.B2" office:value-type="string">
                        <text:p text:style-name="P35">09/06/<text:span text:style-name="T24">20</text:span>17</text:p>
                      </table:table-cell>
                      <table:table-cell table:style-name="Tabla5.C2" office:value-type="string">
                        <text:p text:style-name="P36">09/06/<text:span text:style-name="T24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43">Informe 2: Relevamiento de sistemas y definición de la estructura de datos</text:p>
                      </table:table-cell>
                      <table:table-cell table:style-name="Tabla5.B2" office:value-type="string">
                        <text:p text:style-name="P35">14/06/<text:span text:style-name="T24">20</text:span>17</text:p>
                      </table:table-cell>
                      <table:table-cell table:style-name="Tabla5.C2" office:value-type="string">
                        <text:p text:style-name="P36"><text:span text:style-name="T24">03</text:span>/0<text:span text:style-name="T24">9</text:span>/<text:span text:style-name="T24">20</text:span>17</text:p>
                      </table:table-cell>
                    </table:table-row>
                  </table:table>
                  <text:p text:style-name="P44"/>
                </table:table-cell>
                <table:table-cell table:style-name="Tabla3.C2" office:value-type="string">
                  <text:p text:style-name="P44"><text:span text:style-name="T6"><text:s/></text:span><text:span text:style-name="T9">Resultados obtenidos</text:span></text:p>
                  <text:p text:style-name="P30"/>
                  <text:p text:style-name="P46"><text:span text:style-name="T23">El análisis de la estructura de datos de los sistemas que implementan internación. La definición del modelo físico de datos con el cual se trabajará en la plataforma centralizada y los scripts de creación y migración para pruebas de los hospitales Cullen, Iturraspe, Alassia, Provincial(Rosario) y Centenario(Rosario) entre otros. </text:span><text:s/>E<text:span text:style-name="T25">l</text:span> informe se <text:span text:style-name="T25">encuentra</text:span> <text:span text:style-name="T27">en </text:span>l<text:span text:style-name="T28">os</text:span> <text:span text:style-name="T25">documentos </text:span><text:span text:style-name="T16">informe_avance</text:span><text:span text:style-name="T17">2</text:span><text:span text:style-name="T16">v</text:span><text:span text:style-name="T17">2</text:span><text:span text:style-name="T16">.pdf </text:span><text:span text:style-name="T18">y definicion_estructura_datos_v1.pdf</text:span></text:p>
                </table:table-cell>
              </table:table-row>
            </table:table>
            <text:p text:style-name="P9"/>
          </table:table-cell>
        </table:table-row>
        <text:soft-page-break/>
        <table:table-row table:style-name="Tabla2.3">
          <table:table-cell table:style-name="Tabla2.A3" office:value-type="string">
            <text:p text:style-name="P8">Riesgos</text:p>
          </table:table-cell>
          <table:table-cell table:style-name="Tabla2.B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row table:style-name="Tabla7.1">
                <table:table-cell table:style-name="Tabla7.A1" office:value-type="string">
                  <text:p text:style-name="P23">Riesgo</text:p>
                </table:table-cell>
                <table:table-cell table:style-name="Tabla7.A1" table:number-columns-spanned="2" office:value-type="string">
                  <text:p text:style-name="P23">Se efectivizó</text:p>
                </table:table-cell>
                <table:covered-table-cell/>
                <table:table-cell table:style-name="Tabla7.A1" office:value-type="string">
                  <text:p text:style-name="P23">Impacto</text:p>
                </table:table-cell>
                <table:table-cell table:style-name="Tabla7.E1" office:value-type="string">
                  <text:p text:style-name="P23">Mitigación</text:p>
                </table:table-cell>
              </table:table-row>
              <table:table-row table:style-name="Tabla7.1">
                <table:table-cell table:style-name="Tabla7.A2" office:value-type="string">
                  <text:p text:style-name="P25">Factores humanos y decisiones políticas</text:p>
                </table:table-cell>
                <table:table-cell table:style-name="Tabla7.A2" office:value-type="string">
                  <text:p text:style-name="P32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4"/>
                </table:table-cell>
                <table:table-cell table:style-name="Tabla7.E2" office:value-type="string">
                  <text:p text:style-name="P24"/>
                </table:table-cell>
              </table:table-row>
              <table:table-row table:style-name="Tabla7.3">
                <table:table-cell table:style-name="Tabla7.A2" office:value-type="string">
                  <text:p text:style-name="P27">Imprevistos de los actores involucrados directa o indirectamente con el proyecto</text:p>
                </table:table-cell>
                <table:table-cell table:style-name="Tabla7.A2" office:value-type="string">
                  <text:p text:style-name="P32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6"/>
                </table:table-cell>
                <table:table-cell table:style-name="Tabla7.E2" office:value-type="string">
                  <text:p text:style-name="P26"/>
                </table:table-cell>
              </table:table-row>
            </table:table>
            <text:p text:style-name="P9"/>
            <text:p text:style-name="P9"/>
          </table:table-cell>
        </table:table-row>
        <table:table-row table:style-name="Tabla2.4">
          <table:table-cell table:style-name="Tabla2.A4" office:value-type="string">
            <text:p text:style-name="P8">Notas</text:p>
          </table:table-cell>
          <table:table-cell table:style-name="Tabla2.B4" office:value-type="string"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next-style-name="Logro" style:class="text">
      <style:paragraph-properties fo:margin-top="0cm" fo:margin-bottom="0.071cm" loext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Estilo1" style:default-outline-level="1" style:list-style-name="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" style:font-family-generic="roman" style:font-pitch="variable" fo:language="none" fo:country="none" style:language-asian="none" style:country-asian="none" style:font-name-complex="Times" style:font-family-complex="Times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text-transform="uppercase"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loext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none" fo:country="none" fo:font-weight="bold" style:font-size-asian="11pt" style:language-asian="none" style:country-asian="none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none" fo:country="none" fo:font-weight="bold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none" fo:country="none" style:font-size-asian="10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6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1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0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7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8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9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loext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1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loext:contextual-spacing="false" fo:line-height="115%"/>
      <style:text-properties style:text-position="25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loext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loext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loext:contextual-spacing="false" fo:line-height="90%" fo:text-indent="-3.877cm" style:auto-text-indent="false"/>
      <style:text-properties fo:font-size="10pt" style:font-size-asian="10pt" style:font-size-complex="10pt"/>
    </style:style>
    <style:style style:name="Objetivo" style:family="paragraph" style:parent-style-name="Standard" style:next-style-name="Text_20_body">
      <style:paragraph-properties fo:margin-top="0.388cm" fo:margin-bottom="0.388cm" loext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5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2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loext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loext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24.504cm" fo:margin-left="-0.019cm" table:align="left" style:writing-mode="lr-tb"/>
    </style:style>
    <style:style style:name="Tabla9.A" style:family="table-column">
      <style:table-column-properties style:column-width="5.623cm"/>
    </style:style>
    <style:style style:name="Tabla9.B" style:family="table-column">
      <style:table-column-properties style:column-width="12.933cm"/>
    </style:style>
    <style:style style:name="Tabla9.C" style:family="table-column">
      <style:table-column-properties style:column-width="5.94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1">Proyecto Final de Carrera</text:p>
              <text:p text:style-name="MP2">Ingeniería Informática</text:p>
            </table:table-cell>
            <table:table-cell table:style-name="Tabla9.A1" office:value-type="string">
              <text:p text:style-name="MP3">Informe de estado del proyecto</text:p>
            </table:table-cell>
            <table:table-cell table:style-name="Tabla9.C1" office:value-type="string">
              <text:p text:style-name="MP4"><draw:frame draw:style-name="Mfr1" draw:name="Imagen1" text:anchor-type="as-char" svg:width="3.648cm" svg:height="1.799cm" draw:z-index="2"><draw:image xlink:href="Pictures/100002010000018A000000C3016812358E6D12E6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3</text:page-number></text:span><text:span text:style-name="MT1"> de </text:span><text:span text:style-name="MT2"><text:page-count style:num-format="1"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</meta:initial-creator>
    <meta:creation-date>2015-02-10T18:51:00</meta:creation-date>
    <dc:date>2017-11-11T11:43:07.713787609</dc:date>
    <meta:editing-cycles>20</meta:editing-cycles>
    <meta:editing-duration>PT3H6M30S</meta:editing-duration>
    <meta:generator>LibreOffice/5.3.5.2$Linux_X86_64 LibreOffice_project/30m0$Build-2</meta:generator>
    <meta:document-statistic meta:table-count="7" meta:image-count="1" meta:object-count="0" meta:page-count="3" meta:paragraph-count="71" meta:word-count="313" meta:character-count="2124" meta:non-whitespace-character-count="1873"/>
  </office:meta>
</office:document-meta>
</file>